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T1" style:family="text">
      <style:text-properties officeooo:rsid="00057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ginix server <text:span text:style-name="T1">install</text:span></text:p>
      <text:p text:style-name="Standard"><text:a xlink:type="simple" xlink:href="https://www.youtube.com/watch?v=Asg0ym4howQ" text:style-name="Internet_20_link" text:visited-style-name="Visited_20_Internet_20_Link">https://www.youtube.com/watch?v=Asg0ym4howQ</text:a></text:p>
      <text:p text:style-name="Standard"/>
      <text:p text:style-name="Standard">2. Apache webse<text:span text:style-name="T1">rver install </text:span></text:p>
      <text:p text:style-name="Standard"><text:s/><text:a xlink:type="simple" xlink:href="https://www.youtube.com/watch?v=KFYn7p8CNuY" text:style-name="Internet_20_link" text:visited-style-name="Visited_20_Internet_20_Link">https://www.youtube.com/watch?v=KFYn7p8CNuY</text:a></text:p>
      <text:p text:style-name="Standard"/>
      <text:p text:style-name="Standard">3. AWS EC2 Instance Launch</text:p>
      <text:p text:style-name="Standard"><text:a xlink:type="simple" xlink:href="https://www.youtube.com/watch?v=DmUzn6KUYQU" text:style-name="Internet_20_link" text:visited-style-name="Visited_20_Internet_20_Link">https://www.youtube.com/watch?v=DmUzn6KUYQU</text:a></text:p>
      <text:p text:style-name="Standard"/>
      <text:p text:style-name="Standard">4.AWS Free Tier Account Creation</text:p>
      <text:p text:style-name="Standard"><text:a xlink:type="simple" xlink:href="https://www.youtube.com/watch?v=VZvsTRmf578&amp;list=PLdvryiN6Okr742sDrsG4JcfWGMC3pX6Zt" text:style-name="Internet_20_link" text:visited-style-name="Visited_20_Internet_20_Link">https://www.youtube.com/watch?v=VZvsTRmf578&amp;list=PLdvryiN6Okr742sDrsG4JcfWGMC3pX6Zt</text:a></text:p>
      <text:p text:style-name="Standard"/>
      <text:p text:style-name="Standard">5. Connect to AWS EC2 Instance with PuTTY </text:p>
      <text:p text:style-name="Standard"><text:a xlink:type="simple" xlink:href="https://www.youtube.com/watch?v=en1DiwkGmX8&amp;list=PLdvryiN6Okr742sDrsG4JcfWGMC3pX6Zt&amp;index=3" text:style-name="Internet_20_link" text:visited-style-name="Visited_20_Internet_20_Link">https://www.youtube.com/watch?v=en1DiwkGmX8&amp;list=PLdvryiN6Okr742sDrsG4JcfWGMC3pX6Zt&amp;index=3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00:12:17.335171145</meta:creation-date>
    <dc:date>2024-03-31T01:30:56.882717796</dc:date>
    <meta:editing-duration>PT1H18M3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1" meta:character-count="456" meta:non-whitespace-character-count="432"/>
  </office:meta>
</office:document-meta>
</file>